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45_20_Degrees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152cm"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845cm" svg:height="3.391cm" svg:x="3.784cm" svg:y="2.984cm" svg:viewBox="0 0 846 3392" svg:d="m0 319c259-189 398-229 398-229l149-50 189-30 100-10c0 0 10 3401 10 3362s-846 0-846 0v30z">
          <text:p/>
        </draw:path>
        <draw:line draw:style-name="gr2" draw:text-style-name="P1" draw:layer="layout" svg:x1="1.386cm" svg:y1="6.351cm" svg:x2="7.362cm" svg:y2="6.351cm">
          <text:p/>
        </draw:line>
        <draw:line draw:style-name="gr2" draw:text-style-name="P1" draw:layer="layout" svg:x1="2.546cm" svg:y1="7.046cm" svg:x2="2.546cm" svg:y2="0.793cm">
          <text:p/>
        </draw:line>
        <draw:path draw:style-name="gr3" draw:text-style-name="P1" draw:layer="layout" svg:width="3.032cm" svg:height="2.691cm" draw:transform="rotate (1.16762526958421) translate (2.92099999942683cm 4.32999999975552cm)" svg:viewBox="0 0 3033 2692" svg:d="m0 0c377 0 577 66 577 66l218 80 297 141 240 135c0 0 205 128 306 236s345 456 345 456c89 157 179 420 175 411s156 515 358 763l517 404">
          <text:p/>
        </draw:path>
        <draw:line draw:style-name="gr4" draw:text-style-name="P1" draw:layer="layout" svg:x1="3.782cm" svg:y1="3.31cm" svg:x2="3.782cm" svg:y2="6.352cm">
          <text:p/>
        </draw:line>
        <draw:line draw:style-name="gr4" draw:text-style-name="P1" draw:layer="layout" svg:x1="4.625cm" svg:y1="2.993cm" svg:x2="4.625cm" svg:y2="6.342cm">
          <text:p/>
        </draw:line>
        <draw:line draw:style-name="gr4" draw:text-style-name="P1" draw:layer="layout" svg:x1="3.773cm" svg:y1="3.3cm" svg:x2="2.547cm" svg:y2="3.3cm">
          <text:p/>
        </draw:line>
        <draw:frame draw:style-name="gr5" draw:layer="layout" svg:width="0.423cm" svg:height="0.402cm" svg:x="3.551cm" svg:y="6.4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645cm" svg:height="0.402cm" svg:x="4.437cm" svg:y="6.4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xml:id="id1" draw:id="id1" draw:layer="layout" svg:width="2.293cm" svg:height="0.963cm" svg:x="5.018cm" svg:y="0.836cm">
          <draw:text-box>
            <text:p text:style-name="P2"><text:span text:style-name="T1">This curve is</text:span></text:p>
            <text:p text:style-name="P2"><text:span text:style-name="T1">Not known.</text:span></text:p>
          </draw:text-box>
        </draw:frame>
        <draw:connector draw:style-name="gr7" draw:text-style-name="P1" draw:layer="layout" draw:type="curve" svg:x1="5.018cm" svg:y1="1.317cm" svg:x2="4.246cm" svg:y2="2.915cm" draw:start-shape="id1" draw:start-glue-point="3" draw:end-shape="id2" draw:end-glue-point="0" svg:d="m5018 1317c-515 0-772 532-772 1598" svg:viewBox="0 0 773 1599">
          <text:p/>
        </draw:connector>
        <draw:custom-shape draw:style-name="gr8" draw:text-style-name="P1" xml:id="id2" draw:id="id2" draw:layer="layout" svg:width="0.209cm" svg:height="0.249cm" svg:x="4.142cm" svg:y="2.91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724cm" svg:height="0.408cm" svg:x="0.695cm" svg:y="3.11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15:59:52</meta:creation-date>
    <dc:date>2013-12-27T16:16:22</dc:date>
    <meta:editing-duration>PT1M5S</meta:editing-duration>
    <meta:editing-cycles>1</meta:editing-cycles>
    <meta:document-statistic meta:object-count="13"/>
    <meta:generator>LibreOffice/3.6$Linux_X86_64 LibreOffice_project/360m1$Build-304</meta:generator>
  </office:meta>
</office:document-meta>
</file>

<file path=Object 1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  <mrow>
                  <mo stretchy="false">(</mo>
                  <mrow>
                    <msub>
                      <mi>t</mi>
                      <mi>n</mi>
                    </msub>
                  </mrow>
                  <mo stretchy="false">)</mo>
                </mrow>
                <mi>,</mi>
                <msub>
                  <mi>t</mi>
                  <mi>n</mi>
                </msub>
              </mrow>
              <mo stretchy="false">)</mo>
            </mrow>
          </mrow>
        </mrow>
      </mstyle>
    </mrow>
    <annotation encoding="StarMath 5.0">size 9 {F(x(t_n),t_n)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t</mi>
              <mi>n</mi>
            </msub>
          </mrow>
        </mrow>
      </mstyle>
    </mrow>
    <annotation encoding="StarMath 5.0">size 9 {t_n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t_{n+1}}</annotation>
  </semantics>
</math>
</file>